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1.16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0.9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1.0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0.4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1.175cm"/>
    </style:style>
    <style:style style:name="gr7" style:family="graphic" style:parent-style-name="objectwithoutfill">
      <style:graphic-properties svg:stroke-width="0.053cm" svg:stroke-color="#8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solid" draw:stroke-dash="Ultrafine_20_Dashed" svg:stroke-width="0.053cm" svg:stroke-color="#8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Ultrafine_20_Dashed" svg:stroke-width="0.053cm" svg:stroke-color="#8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Ultra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dash" draw:stroke-dash="Fine_20_Dashed" svg:stroke-width="0.053cm" svg:stroke-color="#8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draw:stroke="solid" draw:stroke-dash="Fine_20_Dashed" svg:stroke-width="0.053cm" svg:stroke-color="#8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.234cm" fo:min-width="1.07cm"/>
    </style:style>
    <style:style style:name="gr15" style:family="graphic" style:parent-style-name="standard">
      <style:graphic-properties draw:stroke="none" svg:stroke-color="#000000" draw:fill="none" draw:fill-color="#ffffff" fo:min-height="0.512cm"/>
    </style:style>
    <style:style style:name="gr16" style:family="graphic" style:parent-style-name="standard">
      <style:graphic-properties draw:stroke="none" svg:stroke-color="#000000" draw:fill="none" draw:fill-color="#ffffff" fo:min-height="0.349cm"/>
    </style:style>
    <style:style style:name="gr17" style:family="graphic" style:parent-style-name="objectwithoutfill">
      <style:graphic-properties draw:marker-end="Symmetric_20_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3cm" fo:min-width="1.822cm"/>
    </style:style>
    <style:style style:name="gr19" style:family="graphic" style:parent-style-name="objectwithoutfill">
      <style:graphic-properties draw:stroke="dash" draw:stroke-dash="Ultrafine_20_Dashed"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svg:stroke-width="0.028cm" svg:stroke-color="#333333" draw:marker-start="Symmetric_20_Arrow" draw:marker-start-width="0.342cm" draw:marker-end="Symmetric_20_Arrow" draw:marker-end-width="0.342cm" draw:textarea-vertical-align="middle" fo:padding-top="0.139cm" fo:padding-bottom="0.139cm" fo:padding-left="0.264cm" fo:padding-right="0.26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1.903cm"/>
    </style:style>
    <style:style style:name="gr22" style:family="graphic" style:parent-style-name="objectwithoutfill">
      <style:graphic-properties draw:stroke="dash" draw:stroke-dash="Ultrafine_20_Dashed" draw:fill="none" draw:textarea-vertical-align="middle"/>
    </style:style>
    <style:style style:name="gr23" style:family="graphic" style:parent-style-name="objectwithoutfill">
      <style:graphic-properties draw:stroke="dash" draw:stroke-dash="Ultrafine_20_Dashed" svg:stroke-width="0.053cm" svg:stroke-color="#7f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fill="none" draw:textarea-vertical-align="middle" draw:auto-grow-height="false" fo:min-height="0.954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0.658cm"/>
    </style:style>
    <style:style style:name="gr26" style:family="graphic" style:parent-style-name="standard">
      <style:graphic-properties draw:stroke="none" svg:stroke-color="#000000" draw:fill="none" draw:fill-color="#ffffff" fo:min-height="0.697cm"/>
    </style:style>
    <style:style style:name="gr27" style:family="graphic" style:parent-style-name="objectwithoutfill">
      <style:graphic-properties draw:stroke="dash" draw:stroke-dash="Ultrafine_20_Dashed"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0.811cm"/>
    </style:style>
    <style:style style:name="P1" style:family="paragraph">
      <loext:graphic-properties draw:fill="none" draw:fill-color="#ffffff"/>
      <style:text-properties fo:font-size="7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6pt" style:font-size-asian="6pt" style:font-size-complex="6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7pt" style:font-size-asian="7pt" style:font-size-complex="7pt"/>
    </style:style>
    <style:style style:name="T1" style:family="text">
      <style:text-properties fo:font-size="7pt" style:font-size-asian="10pt" style:font-size-complex="1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62cm" svg:height="0.522cm" svg:x="0.859cm" svg:y="13.046cm">
          <draw:text-box>
            <text:p><text:span text:style-name="T1">CLK_CMP</text:span></text:p>
          </draw:text-box>
        </draw:frame>
        <draw:line draw:style-name="gr2" draw:text-style-name="P2" draw:layer="layout" svg:x1="1.252cm" svg:y1="12.274cm" svg:x2="20.588cm" svg:y2="12.274cm">
          <text:p/>
        </draw:line>
        <draw:frame draw:style-name="gr3" draw:text-style-name="P1" draw:layer="layout" svg:width="1.459cm" svg:height="0.522cm" svg:x="0.87cm" svg:y="14.37cm">
          <draw:text-box>
            <text:p><text:span text:style-name="T1">CLK_SR</text:span></text:p>
          </draw:text-box>
        </draw:frame>
        <draw:line draw:style-name="gr2" draw:text-style-name="P2" draw:layer="layout" svg:x1="1.253cm" svg:y1="13.547cm" svg:x2="20.589cm" svg:y2="13.547cm">
          <text:p/>
        </draw:line>
        <draw:frame draw:style-name="gr4" draw:text-style-name="P1" draw:layer="layout" svg:width="1.501cm" svg:height="0.522cm" svg:x="0.896cm" svg:y="6.812cm">
          <draw:text-box>
            <text:p><text:span text:style-name="T1">EN_SEQ</text:span></text:p>
          </draw:text-box>
        </draw:frame>
        <draw:line draw:style-name="gr2" draw:text-style-name="P2" draw:layer="layout" svg:x1="1.251cm" svg:y1="14.892cm" svg:x2="20.587cm" svg:y2="14.892cm">
          <text:p/>
        </draw:line>
        <draw:frame draw:style-name="gr4" draw:text-style-name="P1" draw:layer="layout" svg:width="1.501cm" svg:height="0.522cm" svg:x="0.883cm" svg:y="11.89cm">
          <draw:text-box>
            <text:p><text:span text:style-name="T1">SAMPLE</text:span></text:p>
          </draw:text-box>
        </draw:frame>
        <draw:line draw:style-name="gr2" draw:text-style-name="P2" draw:layer="layout" svg:x1="1.256cm" svg:y1="3.274cm" svg:x2="20.592cm" svg:y2="3.274cm">
          <text:p/>
        </draw:line>
        <draw:frame draw:style-name="gr5" draw:text-style-name="P1" draw:layer="layout" svg:width="0.98cm" svg:height="0.522cm" svg:x="0.977cm" svg:y="2.739cm">
          <draw:text-box>
            <text:p><text:span text:style-name="T1">CLK</text:span></text:p>
          </draw:text-box>
        </draw:frame>
        <draw:line draw:style-name="gr2" draw:text-style-name="P2" draw:layer="layout" svg:x1="1.254cm" svg:y1="16.308cm" svg:x2="20.59cm" svg:y2="16.308cm">
          <text:p/>
        </draw:line>
        <draw:frame draw:style-name="gr6" draw:text-style-name="P1" draw:layer="layout" svg:width="1.675cm" svg:height="0.522cm" svg:x="0.875cm" svg:y="15.573cm">
          <draw:text-box>
            <text:p><text:span text:style-name="T1">ADC_OUT</text:span></text:p>
          </draw:text-box>
        </draw:frame>
        <draw:g>
          <draw:line draw:style-name="gr7" draw:text-style-name="P2" draw:layer="layout" svg:x1="4.244cm" svg:y1="2.535cm" svg:x2="4.697cm" svg:y2="2.535cm">
            <text:p/>
          </draw:line>
          <draw:line draw:style-name="gr7" draw:text-style-name="P2" draw:layer="layout" svg:x1="4.697cm" svg:y1="3.17cm" svg:x2="4.697cm" svg:y2="2.535cm">
            <text:p/>
          </draw:line>
          <draw:line draw:style-name="gr7" draw:text-style-name="P2" draw:layer="layout" svg:x1="5.15cm" svg:y1="3.17cm" svg:x2="4.697cm" svg:y2="3.17cm">
            <text:p/>
          </draw:line>
          <draw:line draw:style-name="gr7" draw:text-style-name="P2" draw:layer="layout" svg:x1="4.251cm" svg:y1="3.171cm" svg:x2="4.251cm" svg:y2="2.536cm">
            <text:p/>
          </draw:line>
        </draw:g>
        <draw:g>
          <draw:line draw:style-name="gr7" draw:text-style-name="P2" draw:layer="layout" svg:x1="5.136cm" svg:y1="2.535cm" svg:x2="5.589cm" svg:y2="2.535cm">
            <text:p/>
          </draw:line>
          <draw:line draw:style-name="gr7" draw:text-style-name="P2" draw:layer="layout" svg:x1="5.589cm" svg:y1="3.17cm" svg:x2="5.589cm" svg:y2="2.535cm">
            <text:p/>
          </draw:line>
          <draw:line draw:style-name="gr7" draw:text-style-name="P2" draw:layer="layout" svg:x1="6.042cm" svg:y1="3.17cm" svg:x2="5.589cm" svg:y2="3.17cm">
            <text:p/>
          </draw:line>
          <draw:line draw:style-name="gr7" draw:text-style-name="P2" draw:layer="layout" svg:x1="5.143cm" svg:y1="3.171cm" svg:x2="5.143cm" svg:y2="2.536cm">
            <text:p/>
          </draw:line>
        </draw:g>
        <draw:line draw:style-name="gr8" draw:text-style-name="P2" draw:layer="layout" svg:x1="6.028cm" svg:y1="2.535cm" svg:x2="6.481cm" svg:y2="2.535cm">
          <text:p/>
        </draw:line>
        <draw:line draw:style-name="gr8" draw:text-style-name="P2" draw:layer="layout" svg:x1="6.481cm" svg:y1="3.17cm" svg:x2="6.481cm" svg:y2="2.535cm">
          <text:p/>
        </draw:line>
        <draw:line draw:style-name="gr7" draw:text-style-name="P2" draw:layer="layout" svg:x1="6.934cm" svg:y1="3.17cm" svg:x2="6.481cm" svg:y2="3.17cm">
          <text:p/>
        </draw:line>
        <draw:line draw:style-name="gr7" draw:text-style-name="P2" draw:layer="layout" svg:x1="6.035cm" svg:y1="3.171cm" svg:x2="6.035cm" svg:y2="2.536cm">
          <text:p/>
        </draw:line>
        <draw:g>
          <draw:line draw:style-name="gr9" draw:text-style-name="P2" draw:layer="layout" svg:x1="6.92cm" svg:y1="2.535cm" svg:x2="7.373cm" svg:y2="2.535cm">
            <text:p/>
          </draw:line>
          <draw:line draw:style-name="gr9" draw:text-style-name="P2" draw:layer="layout" svg:x1="7.373cm" svg:y1="3.17cm" svg:x2="7.373cm" svg:y2="2.535cm">
            <text:p/>
          </draw:line>
          <draw:line draw:style-name="gr9" draw:text-style-name="P2" draw:layer="layout" svg:x1="7.826cm" svg:y1="3.17cm" svg:x2="7.373cm" svg:y2="3.17cm">
            <text:p/>
          </draw:line>
          <draw:line draw:style-name="gr9" draw:text-style-name="P2" draw:layer="layout" svg:x1="6.927cm" svg:y1="3.171cm" svg:x2="6.927cm" svg:y2="2.536cm">
            <text:p/>
          </draw:line>
        </draw:g>
        <draw:g>
          <draw:line draw:style-name="gr7" draw:text-style-name="P2" draw:layer="layout" svg:x1="7.812cm" svg:y1="2.535cm" svg:x2="8.265cm" svg:y2="2.535cm">
            <text:p/>
          </draw:line>
          <draw:line draw:style-name="gr7" draw:text-style-name="P2" draw:layer="layout" svg:x1="8.266cm" svg:y1="3.17cm" svg:x2="8.266cm" svg:y2="2.535cm">
            <text:p/>
          </draw:line>
          <draw:line draw:style-name="gr7" draw:text-style-name="P2" draw:layer="layout" svg:x1="8.719cm" svg:y1="3.17cm" svg:x2="8.266cm" svg:y2="3.17cm">
            <text:p/>
          </draw:line>
          <draw:line draw:style-name="gr7" draw:text-style-name="P2" draw:layer="layout" svg:x1="7.82cm" svg:y1="3.171cm" svg:x2="7.82cm" svg:y2="2.536cm">
            <text:p/>
          </draw:line>
        </draw:g>
        <draw:g>
          <draw:line draw:style-name="gr7" draw:text-style-name="P2" draw:layer="layout" svg:x1="8.704cm" svg:y1="2.535cm" svg:x2="9.157cm" svg:y2="2.535cm">
            <text:p/>
          </draw:line>
          <draw:line draw:style-name="gr7" draw:text-style-name="P2" draw:layer="layout" svg:x1="9.158cm" svg:y1="3.17cm" svg:x2="9.158cm" svg:y2="2.535cm">
            <text:p/>
          </draw:line>
          <draw:line draw:style-name="gr7" draw:text-style-name="P2" draw:layer="layout" svg:x1="9.611cm" svg:y1="3.17cm" svg:x2="9.158cm" svg:y2="3.17cm">
            <text:p/>
          </draw:line>
          <draw:line draw:style-name="gr7" draw:text-style-name="P2" draw:layer="layout" svg:x1="8.712cm" svg:y1="3.171cm" svg:x2="8.712cm" svg:y2="2.536cm">
            <text:p/>
          </draw:line>
        </draw:g>
        <draw:g>
          <draw:line draw:style-name="gr7" draw:text-style-name="P2" draw:layer="layout" svg:x1="9.597cm" svg:y1="2.535cm" svg:x2="10.05cm" svg:y2="2.535cm">
            <text:p/>
          </draw:line>
          <draw:line draw:style-name="gr7" draw:text-style-name="P2" draw:layer="layout" svg:x1="10.05cm" svg:y1="3.17cm" svg:x2="10.05cm" svg:y2="2.535cm">
            <text:p/>
          </draw:line>
          <draw:line draw:style-name="gr7" draw:text-style-name="P2" draw:layer="layout" svg:x1="10.503cm" svg:y1="3.17cm" svg:x2="10.05cm" svg:y2="3.17cm">
            <text:p/>
          </draw:line>
          <draw:line draw:style-name="gr7" draw:text-style-name="P2" draw:layer="layout" svg:x1="9.604cm" svg:y1="3.171cm" svg:x2="9.604cm" svg:y2="2.536cm">
            <text:p/>
          </draw:line>
        </draw:g>
        <draw:g>
          <draw:line draw:style-name="gr7" draw:text-style-name="P2" draw:layer="layout" svg:x1="10.489cm" svg:y1="2.535cm" svg:x2="10.942cm" svg:y2="2.535cm">
            <text:p/>
          </draw:line>
          <draw:line draw:style-name="gr7" draw:text-style-name="P2" draw:layer="layout" svg:x1="10.942cm" svg:y1="3.17cm" svg:x2="10.942cm" svg:y2="2.535cm">
            <text:p/>
          </draw:line>
          <draw:line draw:style-name="gr7" draw:text-style-name="P2" draw:layer="layout" svg:x1="11.395cm" svg:y1="3.17cm" svg:x2="10.942cm" svg:y2="3.17cm">
            <text:p/>
          </draw:line>
          <draw:line draw:style-name="gr7" draw:text-style-name="P2" draw:layer="layout" svg:x1="10.496cm" svg:y1="3.171cm" svg:x2="10.496cm" svg:y2="2.536cm">
            <text:p/>
          </draw:line>
        </draw:g>
        <draw:g>
          <draw:line draw:style-name="gr7" draw:text-style-name="P2" draw:layer="layout" svg:x1="11.381cm" svg:y1="2.535cm" svg:x2="11.834cm" svg:y2="2.535cm">
            <text:p/>
          </draw:line>
          <draw:line draw:style-name="gr7" draw:text-style-name="P2" draw:layer="layout" svg:x1="11.834cm" svg:y1="3.17cm" svg:x2="11.834cm" svg:y2="2.535cm">
            <text:p/>
          </draw:line>
          <draw:line draw:style-name="gr7" draw:text-style-name="P2" draw:layer="layout" svg:x1="12.287cm" svg:y1="3.17cm" svg:x2="11.834cm" svg:y2="3.17cm">
            <text:p/>
          </draw:line>
          <draw:line draw:style-name="gr7" draw:text-style-name="P2" draw:layer="layout" svg:x1="11.388cm" svg:y1="3.171cm" svg:x2="11.388cm" svg:y2="2.536cm">
            <text:p/>
          </draw:line>
        </draw:g>
        <draw:g>
          <draw:line draw:style-name="gr7" draw:text-style-name="P2" draw:layer="layout" svg:x1="12.273cm" svg:y1="2.535cm" svg:x2="12.726cm" svg:y2="2.535cm">
            <text:p/>
          </draw:line>
          <draw:line draw:style-name="gr7" draw:text-style-name="P2" draw:layer="layout" svg:x1="12.726cm" svg:y1="3.17cm" svg:x2="12.726cm" svg:y2="2.535cm">
            <text:p/>
          </draw:line>
          <draw:line draw:style-name="gr7" draw:text-style-name="P2" draw:layer="layout" svg:x1="13.179cm" svg:y1="3.17cm" svg:x2="12.726cm" svg:y2="3.17cm">
            <text:p/>
          </draw:line>
          <draw:line draw:style-name="gr7" draw:text-style-name="P2" draw:layer="layout" svg:x1="12.28cm" svg:y1="3.171cm" svg:x2="12.28cm" svg:y2="2.536cm">
            <text:p/>
          </draw:line>
        </draw:g>
        <draw:g>
          <draw:line draw:style-name="gr7" draw:text-style-name="P2" draw:layer="layout" svg:x1="13.165cm" svg:y1="2.535cm" svg:x2="13.618cm" svg:y2="2.535cm">
            <text:p/>
          </draw:line>
          <draw:line draw:style-name="gr7" draw:text-style-name="P2" draw:layer="layout" svg:x1="13.618cm" svg:y1="3.17cm" svg:x2="13.618cm" svg:y2="2.535cm">
            <text:p/>
          </draw:line>
          <draw:line draw:style-name="gr7" draw:text-style-name="P2" draw:layer="layout" svg:x1="14.071cm" svg:y1="3.17cm" svg:x2="13.618cm" svg:y2="3.17cm">
            <text:p/>
          </draw:line>
          <draw:line draw:style-name="gr7" draw:text-style-name="P2" draw:layer="layout" svg:x1="13.172cm" svg:y1="3.171cm" svg:x2="13.172cm" svg:y2="2.536cm">
            <text:p/>
          </draw:line>
        </draw:g>
        <draw:g>
          <draw:line draw:style-name="gr7" draw:text-style-name="P2" draw:layer="layout" svg:x1="14.057cm" svg:y1="2.535cm" svg:x2="14.51cm" svg:y2="2.535cm">
            <text:p/>
          </draw:line>
          <draw:line draw:style-name="gr7" draw:text-style-name="P2" draw:layer="layout" svg:x1="14.51cm" svg:y1="3.17cm" svg:x2="14.51cm" svg:y2="2.535cm">
            <text:p/>
          </draw:line>
          <draw:line draw:style-name="gr7" draw:text-style-name="P2" draw:layer="layout" svg:x1="14.963cm" svg:y1="3.17cm" svg:x2="14.51cm" svg:y2="3.17cm">
            <text:p/>
          </draw:line>
          <draw:line draw:style-name="gr7" draw:text-style-name="P2" draw:layer="layout" svg:x1="14.064cm" svg:y1="3.171cm" svg:x2="14.064cm" svg:y2="2.536cm">
            <text:p/>
          </draw:line>
        </draw:g>
        <draw:g>
          <draw:line draw:style-name="gr7" draw:text-style-name="P2" draw:layer="layout" svg:x1="14.949cm" svg:y1="2.535cm" svg:x2="15.402cm" svg:y2="2.535cm">
            <text:p/>
          </draw:line>
          <draw:line draw:style-name="gr7" draw:text-style-name="P2" draw:layer="layout" svg:x1="15.402cm" svg:y1="3.17cm" svg:x2="15.402cm" svg:y2="2.535cm">
            <text:p/>
          </draw:line>
          <draw:line draw:style-name="gr7" draw:text-style-name="P2" draw:layer="layout" svg:x1="15.855cm" svg:y1="3.17cm" svg:x2="15.402cm" svg:y2="3.17cm">
            <text:p/>
          </draw:line>
          <draw:line draw:style-name="gr7" draw:text-style-name="P2" draw:layer="layout" svg:x1="14.956cm" svg:y1="3.171cm" svg:x2="14.956cm" svg:y2="2.536cm">
            <text:p/>
          </draw:line>
        </draw:g>
        <draw:g>
          <draw:line draw:style-name="gr9" draw:text-style-name="P2" draw:layer="layout" svg:x1="15.841cm" svg:y1="2.535cm" svg:x2="16.294cm" svg:y2="2.535cm">
            <text:p/>
          </draw:line>
          <draw:line draw:style-name="gr9" draw:text-style-name="P2" draw:layer="layout" svg:x1="16.294cm" svg:y1="3.17cm" svg:x2="16.294cm" svg:y2="2.535cm">
            <text:p/>
          </draw:line>
          <draw:line draw:style-name="gr9" draw:text-style-name="P2" draw:layer="layout" svg:x1="16.747cm" svg:y1="3.17cm" svg:x2="16.294cm" svg:y2="3.17cm">
            <text:p/>
          </draw:line>
          <draw:line draw:style-name="gr9" draw:text-style-name="P2" draw:layer="layout" svg:x1="15.848cm" svg:y1="3.171cm" svg:x2="15.848cm" svg:y2="2.536cm">
            <text:p/>
          </draw:line>
        </draw:g>
        <draw:g>
          <draw:line draw:style-name="gr9" draw:text-style-name="P2" draw:layer="layout" svg:x1="16.733cm" svg:y1="2.535cm" svg:x2="17.186cm" svg:y2="2.535cm">
            <text:p/>
          </draw:line>
          <draw:line draw:style-name="gr9" draw:text-style-name="P2" draw:layer="layout" svg:x1="17.187cm" svg:y1="3.17cm" svg:x2="17.187cm" svg:y2="2.535cm">
            <text:p/>
          </draw:line>
          <draw:line draw:style-name="gr9" draw:text-style-name="P2" draw:layer="layout" svg:x1="17.64cm" svg:y1="3.17cm" svg:x2="17.187cm" svg:y2="3.17cm">
            <text:p/>
          </draw:line>
          <draw:line draw:style-name="gr9" draw:text-style-name="P2" draw:layer="layout" svg:x1="16.74cm" svg:y1="3.171cm" svg:x2="16.74cm" svg:y2="2.536cm">
            <text:p/>
          </draw:line>
        </draw:g>
        <draw:line draw:style-name="gr9" draw:text-style-name="P2" draw:layer="layout" svg:x1="3.343cm" svg:y1="3.17cm" svg:x2="2.89cm" svg:y2="3.17cm">
          <text:p/>
        </draw:line>
        <draw:g>
          <draw:line draw:style-name="gr7" draw:text-style-name="P2" draw:layer="layout" svg:x1="3.329cm" svg:y1="2.535cm" svg:x2="3.782cm" svg:y2="2.535cm">
            <text:p/>
          </draw:line>
          <draw:line draw:style-name="gr7" draw:text-style-name="P2" draw:layer="layout" svg:x1="3.782cm" svg:y1="3.17cm" svg:x2="3.782cm" svg:y2="2.535cm">
            <text:p/>
          </draw:line>
          <draw:line draw:style-name="gr7" draw:text-style-name="P2" draw:layer="layout" svg:x1="4.235cm" svg:y1="3.17cm" svg:x2="3.782cm" svg:y2="3.17cm">
            <text:p/>
          </draw:line>
          <draw:line draw:style-name="gr7" draw:text-style-name="P2" draw:layer="layout" svg:x1="3.336cm" svg:y1="3.171cm" svg:x2="3.336cm" svg:y2="2.536cm">
            <text:p/>
          </draw:line>
        </draw:g>
        <draw:line draw:style-name="gr10" draw:text-style-name="P2" draw:layer="layout" svg:x1="3.382cm" svg:y1="10.27cm" svg:x2="3.382cm" svg:y2="2.137cm">
          <text:p/>
        </draw:line>
        <draw:line draw:style-name="gr11" draw:text-style-name="P2" draw:layer="layout" svg:x1="2.94cm" svg:y1="7.28cm" svg:x2="1.797cm" svg:y2="7.28cm">
          <text:p/>
        </draw:line>
        <draw:line draw:style-name="gr7" draw:text-style-name="P2" draw:layer="layout" svg:x1="4.302cm" svg:y1="11.509cm" svg:x2="8.747cm" svg:y2="11.517cm">
          <text:p/>
        </draw:line>
        <draw:line draw:style-name="gr7" draw:text-style-name="P2" draw:layer="layout" svg:x1="8.747cm" svg:y1="11.517cm" svg:x2="8.747cm" svg:y2="12.152cm">
          <text:p/>
        </draw:line>
        <draw:line draw:style-name="gr7" draw:text-style-name="P2" draw:layer="layout" svg:x1="19.364cm" svg:y1="12.152cm" svg:x2="8.747cm" svg:y2="12.152cm">
          <text:p/>
        </draw:line>
        <draw:line draw:style-name="gr7" draw:text-style-name="P2" draw:layer="layout" svg:x1="4.308cm" svg:y1="11.536cm" svg:x2="4.308cm" svg:y2="12.171cm">
          <text:p/>
        </draw:line>
        <draw:line draw:style-name="gr12" draw:text-style-name="P2" draw:layer="layout" svg:x1="4.347cm" svg:y1="12.157cm" svg:x2="3.84cm" svg:y2="12.157cm">
          <text:p/>
        </draw:line>
        <draw:g>
          <draw:line draw:style-name="gr7" draw:text-style-name="P2" draw:layer="layout" svg:x1="9.509cm" svg:y1="12.779cm" svg:x2="10.537cm" svg:y2="12.779cm">
            <text:p/>
          </draw:line>
          <draw:line draw:style-name="gr7" draw:text-style-name="P2" draw:layer="layout" svg:x1="10.537cm" svg:y1="13.414cm" svg:x2="10.537cm" svg:y2="12.779cm">
            <text:p/>
          </draw:line>
          <draw:line draw:style-name="gr7" draw:text-style-name="P2" draw:layer="layout" svg:x1="11.565cm" svg:y1="13.414cm" svg:x2="10.537cm" svg:y2="13.414cm">
            <text:p/>
          </draw:line>
          <draw:line draw:style-name="gr7" draw:text-style-name="P2" draw:layer="layout" svg:x1="9.525cm" svg:y1="13.415cm" svg:x2="9.525cm" svg:y2="12.78cm">
            <text:p/>
          </draw:line>
        </draw:g>
        <draw:line draw:style-name="gr13" draw:text-style-name="P2" draw:layer="layout" svg:x1="9.509cm" svg:y1="13.414cm" svg:x2="2.648cm" svg:y2="13.414cm">
          <text:p/>
        </draw:line>
        <draw:line draw:style-name="gr12" draw:text-style-name="P2" draw:layer="layout" svg:x1="2.649cm" svg:y1="13.413cm" svg:x2="2.142cm" svg:y2="13.413cm">
          <text:p/>
        </draw:line>
        <draw:line draw:style-name="gr13" draw:text-style-name="P2" draw:layer="layout" svg:x1="10.525cm" svg:y1="14.684cm" svg:x2="2.648cm" svg:y2="14.711cm">
          <text:p/>
        </draw:line>
        <draw:line draw:style-name="gr12" draw:text-style-name="P2" draw:layer="layout" svg:x1="2.649cm" svg:y1="14.714cm" svg:x2="2.142cm" svg:y2="14.714cm">
          <text:p/>
        </draw:line>
        <draw:line draw:style-name="gr12" draw:text-style-name="P2" draw:layer="layout" svg:x1="9.89cm" svg:y1="15.827cm" svg:x2="2.65cm" svg:y2="15.83cm">
          <text:p/>
        </draw:line>
        <draw:g>
          <draw:line draw:style-name="gr7" draw:text-style-name="P2" draw:layer="layout" svg:x1="9.908cm" svg:y1="15.785cm" svg:x2="10.534cm" svg:y2="15.478cm">
            <text:p/>
          </draw:line>
          <draw:line draw:style-name="gr7" draw:text-style-name="P2" draw:layer="layout" svg:x1="10.527cm" svg:y1="16.103cm" svg:x2="9.901cm" svg:y2="15.796cm">
            <text:p/>
          </draw:line>
          <draw:line draw:style-name="gr7" draw:text-style-name="P2" draw:layer="layout" svg:x1="10.534cm" svg:y1="15.478cm" svg:x2="11.368cm" svg:y2="15.478cm">
            <text:p/>
          </draw:line>
          <draw:line draw:style-name="gr7" draw:text-style-name="P2" draw:layer="layout" svg:x1="10.534cm" svg:y1="16.113cm" svg:x2="11.368cm" svg:y2="16.113cm">
            <text:p/>
          </draw:line>
          <draw:line draw:style-name="gr7" draw:text-style-name="P2" draw:layer="layout" svg:x1="12.004cm" svg:y1="15.786cm" svg:x2="11.378cm" svg:y2="15.479cm">
            <text:p/>
          </draw:line>
          <draw:line draw:style-name="gr7" draw:text-style-name="P2" draw:layer="layout" svg:x1="11.385cm" svg:y1="16.103cm" svg:x2="12.011cm" svg:y2="15.796cm">
            <text:p/>
          </draw:line>
        </draw:g>
        <draw:frame draw:style-name="gr14" draw:text-style-name="P3" draw:layer="layout" svg:width="1.57cm" svg:height="0.484cm" svg:x="10.487cm" svg:y="15.502cm">
          <draw:text-box>
            <text:p><text:span text:style-name="T2">B10</text:span></text:p>
          </draw:text-box>
        </draw:frame>
        <draw:line draw:style-name="gr12" draw:text-style-name="P2" draw:layer="layout" svg:x1="16.875cm" svg:y1="15.827cm" svg:x2="13.954cm" svg:y2="15.827cm">
          <text:p/>
        </draw:line>
        <draw:line draw:style-name="gr12" draw:text-style-name="P2" draw:layer="layout" svg:x1="20.15cm" svg:y1="11.507cm" svg:x2="19.434cm" svg:y2="11.507cm">
          <text:p/>
        </draw:line>
        <draw:frame draw:style-name="gr15" draw:text-style-name="P4" draw:layer="layout" svg:width="3.299cm" svg:height="0.762cm" svg:x="5.445cm" svg:y="1.508cm">
          <draw:text-box>
            <text:p><text:span text:style-name="T3">T=34xclk</text:span></text:p>
          </draw:text-box>
        </draw:frame>
        <draw:frame draw:style-name="gr16" draw:text-style-name="P5" draw:layer="layout" svg:width="4.002cm" svg:height="0.599cm" svg:x="2.713cm" svg:y="17.333cm">
          <draw:text-box>
            <text:p><text:span text:style-name="T4">Effective SEQ-Start</text:span></text:p>
          </draw:text-box>
        </draw:frame>
        <draw:line draw:style-name="gr17" draw:text-style-name="P2" draw:layer="layout" svg:x1="3.351cm" svg:y1="2.889cm" svg:x2="3.351cm" svg:y2="2.762cm">
          <text:p/>
        </draw:line>
        <draw:line draw:style-name="gr17" draw:text-style-name="P2" draw:layer="layout" svg:x1="4.251cm" svg:y1="2.846cm" svg:x2="4.251cm" svg:y2="2.719cm">
          <text:p/>
        </draw:line>
        <draw:line draw:style-name="gr17" draw:text-style-name="P2" draw:layer="layout" svg:x1="6.051cm" svg:y1="2.846cm" svg:x2="6.051cm" svg:y2="2.719cm">
          <text:p/>
        </draw:line>
        <draw:line draw:style-name="gr17" draw:text-style-name="P2" draw:layer="layout" svg:x1="5.151cm" svg:y1="2.846cm" svg:x2="5.151cm" svg:y2="2.719cm">
          <text:p/>
        </draw:line>
        <draw:frame draw:style-name="gr18" draw:text-style-name="P1" draw:layer="layout" svg:width="2.322cm" svg:height="1.003cm" svg:x="0.919cm" svg:y="7.801cm">
          <draw:text-box>
            <text:p><text:span text:style-name="T1">EN_SEQ_SYNC</text:span></text:p>
          </draw:text-box>
        </draw:frame>
        <draw:line draw:style-name="gr7" draw:text-style-name="P2" draw:layer="layout" svg:x1="3.027cm" svg:y1="6.645cm" svg:x2="3.027cm" svg:y2="7.28cm">
          <text:p/>
        </draw:line>
        <draw:line draw:style-name="gr7" draw:text-style-name="P2" draw:layer="layout" svg:x1="3.032cm" svg:y1="6.658cm" svg:x2="19.669cm" svg:y2="6.658cm">
          <text:p/>
        </draw:line>
        <draw:line draw:style-name="gr10" draw:text-style-name="P2" draw:layer="layout" svg:x1="3.794cm" svg:y1="2.127cm" svg:x2="3.794cm" svg:y2="7.985cm">
          <text:p/>
        </draw:line>
        <draw:line draw:style-name="gr7" draw:text-style-name="P2" draw:layer="layout" svg:x1="3.413cm" svg:y1="7.858cm" svg:x2="20.05cm" svg:y2="7.909cm">
          <text:p/>
        </draw:line>
        <draw:line draw:style-name="gr7" draw:text-style-name="P2" draw:layer="layout" svg:x1="2.18cm" svg:y1="8.475cm" svg:x2="3.413cm" svg:y2="8.475cm">
          <text:p/>
        </draw:line>
        <draw:line draw:style-name="gr19" draw:text-style-name="P2" draw:layer="layout" svg:x1="4.302cm" svg:y1="1.8cm" svg:x2="4.302cm" svg:y2="16.735cm">
          <text:p/>
        </draw:line>
        <draw:line draw:style-name="gr20" draw:text-style-name="P6" draw:layer="layout" svg:x1="4.429cm" svg:y1="2.035cm" svg:x2="19.415cm" svg:y2="2.035cm">
          <text:p/>
        </draw:line>
        <draw:line draw:style-name="gr2" draw:text-style-name="P2" draw:layer="layout" svg:x1="1.254cm" svg:y1="6.232cm" svg:x2="20.59cm" svg:y2="6.232cm">
          <text:p/>
        </draw:line>
        <draw:frame draw:style-name="gr21" draw:text-style-name="P7" draw:layer="layout" svg:width="2.403cm" svg:height="1.064cm" svg:x="0.91cm" svg:y="4.916cm">
          <draw:text-box>
            <text:p><text:span text:style-name="T5">CLK_SPI</text:span></text:p>
            <text:p><text:span text:style-name="T5">(90° shift from </text:span></text:p>
            <text:p><text:span text:style-name="T5">CLK_DIV_2)</text:span></text:p>
          </draw:text-box>
        </draw:frame>
        <draw:g>
          <draw:line draw:style-name="gr7" draw:text-style-name="P2" draw:layer="layout" svg:x1="4.682cm" svg:y1="5.501cm" svg:x2="3.793cm" svg:y2="5.501cm">
            <text:p/>
          </draw:line>
          <draw:line draw:style-name="gr7" draw:text-style-name="P2" draw:layer="layout" svg:x1="3.793cm" svg:y1="6.136cm" svg:x2="3.793cm" svg:y2="5.501cm">
            <text:p/>
          </draw:line>
          <draw:line draw:style-name="gr7" draw:text-style-name="P2" draw:layer="layout" svg:x1="2.904cm" svg:y1="6.136cm" svg:x2="3.793cm" svg:y2="6.136cm">
            <text:p/>
          </draw:line>
          <draw:line draw:style-name="gr7" draw:text-style-name="P2" draw:layer="layout" svg:x1="4.668cm" svg:y1="6.137cm" svg:x2="4.668cm" svg:y2="5.502cm">
            <text:p/>
          </draw:line>
        </draw:g>
        <draw:line draw:style-name="gr22" draw:text-style-name="P2" draw:layer="layout" svg:x1="4.683cm" svg:y1="3.178cm" svg:x2="4.683cm" svg:y2="5.337cm">
          <text:p/>
        </draw:line>
        <draw:g>
          <draw:line draw:style-name="gr7" draw:text-style-name="P2" draw:layer="layout" svg:x1="6.461cm" svg:y1="5.501cm" svg:x2="5.572cm" svg:y2="5.501cm">
            <text:p/>
          </draw:line>
          <draw:line draw:style-name="gr7" draw:text-style-name="P2" draw:layer="layout" svg:x1="5.572cm" svg:y1="6.136cm" svg:x2="5.572cm" svg:y2="5.501cm">
            <text:p/>
          </draw:line>
          <draw:line draw:style-name="gr7" draw:text-style-name="P2" draw:layer="layout" svg:x1="4.683cm" svg:y1="6.136cm" svg:x2="5.572cm" svg:y2="6.136cm">
            <text:p/>
          </draw:line>
          <draw:line draw:style-name="gr7" draw:text-style-name="P2" draw:layer="layout" svg:x1="6.447cm" svg:y1="6.137cm" svg:x2="6.447cm" svg:y2="5.502cm">
            <text:p/>
          </draw:line>
        </draw:g>
        <draw:line draw:style-name="gr7" draw:text-style-name="P2" draw:layer="layout" svg:x1="8.183cm" svg:y1="5.501cm" svg:x2="7.294cm" svg:y2="5.501cm">
          <text:p/>
        </draw:line>
        <draw:line draw:style-name="gr7" draw:text-style-name="P2" draw:layer="layout" svg:x1="7.294cm" svg:y1="6.136cm" svg:x2="7.294cm" svg:y2="5.501cm">
          <text:p/>
        </draw:line>
        <draw:line draw:style-name="gr12" draw:text-style-name="P2" draw:layer="layout" svg:x1="6.405cm" svg:y1="6.136cm" svg:x2="7.294cm" svg:y2="6.136cm">
          <text:p/>
        </draw:line>
        <draw:line draw:style-name="gr7" draw:text-style-name="P2" draw:layer="layout" svg:x1="8.169cm" svg:y1="6.137cm" svg:x2="8.169cm" svg:y2="5.502cm">
          <text:p/>
        </draw:line>
        <draw:g>
          <draw:line draw:style-name="gr7" draw:text-style-name="P2" draw:layer="layout" svg:x1="9.962cm" svg:y1="5.501cm" svg:x2="9.073cm" svg:y2="5.501cm">
            <text:p/>
          </draw:line>
          <draw:line draw:style-name="gr7" draw:text-style-name="P2" draw:layer="layout" svg:x1="9.073cm" svg:y1="6.136cm" svg:x2="9.073cm" svg:y2="5.501cm">
            <text:p/>
          </draw:line>
          <draw:line draw:style-name="gr7" draw:text-style-name="P2" draw:layer="layout" svg:x1="8.184cm" svg:y1="6.136cm" svg:x2="9.073cm" svg:y2="6.136cm">
            <text:p/>
          </draw:line>
          <draw:line draw:style-name="gr7" draw:text-style-name="P2" draw:layer="layout" svg:x1="9.948cm" svg:y1="6.137cm" svg:x2="9.948cm" svg:y2="5.502cm">
            <text:p/>
          </draw:line>
        </draw:g>
        <draw:line draw:style-name="gr17" draw:text-style-name="P2" draw:layer="layout" svg:x1="3.794cm" svg:y1="5.756cm" svg:x2="3.794cm" svg:y2="5.629cm">
          <text:p/>
        </draw:line>
        <draw:line draw:style-name="gr17" draw:text-style-name="P2" draw:layer="layout" svg:x1="5.594cm" svg:y1="5.813cm" svg:x2="5.594cm" svg:y2="5.686cm">
          <text:p/>
        </draw:line>
        <draw:line draw:style-name="gr17" draw:text-style-name="P2" draw:layer="layout" svg:x1="7.294cm" svg:y1="5.813cm" svg:x2="7.294cm" svg:y2="5.686cm">
          <text:p/>
        </draw:line>
        <draw:g>
          <draw:line draw:style-name="gr7" draw:text-style-name="P2" draw:layer="layout" svg:x1="17.658cm" svg:y1="2.536cm" svg:x2="18.111cm" svg:y2="2.536cm">
            <text:p/>
          </draw:line>
          <draw:line draw:style-name="gr7" draw:text-style-name="P2" draw:layer="layout" svg:x1="18.111cm" svg:y1="3.171cm" svg:x2="18.111cm" svg:y2="2.536cm">
            <text:p/>
          </draw:line>
          <draw:line draw:style-name="gr7" draw:text-style-name="P2" draw:layer="layout" svg:x1="18.564cm" svg:y1="3.171cm" svg:x2="18.111cm" svg:y2="3.171cm">
            <text:p/>
          </draw:line>
          <draw:line draw:style-name="gr7" draw:text-style-name="P2" draw:layer="layout" svg:x1="17.665cm" svg:y1="3.172cm" svg:x2="17.665cm" svg:y2="2.537cm">
            <text:p/>
          </draw:line>
        </draw:g>
        <draw:g>
          <draw:line draw:style-name="gr7" draw:text-style-name="P2" draw:layer="layout" svg:x1="18.55cm" svg:y1="2.536cm" svg:x2="19.003cm" svg:y2="2.536cm">
            <text:p/>
          </draw:line>
          <draw:line draw:style-name="gr7" draw:text-style-name="P2" draw:layer="layout" svg:x1="19.003cm" svg:y1="3.171cm" svg:x2="19.003cm" svg:y2="2.536cm">
            <text:p/>
          </draw:line>
          <draw:line draw:style-name="gr7" draw:text-style-name="P2" draw:layer="layout" svg:x1="19.456cm" svg:y1="3.171cm" svg:x2="19.003cm" svg:y2="3.171cm">
            <text:p/>
          </draw:line>
          <draw:line draw:style-name="gr7" draw:text-style-name="P2" draw:layer="layout" svg:x1="18.557cm" svg:y1="3.172cm" svg:x2="18.557cm" svg:y2="2.537cm">
            <text:p/>
          </draw:line>
        </draw:g>
        <draw:g>
          <draw:line draw:style-name="gr7" draw:text-style-name="P2" draw:layer="layout" svg:x1="19.442cm" svg:y1="2.536cm" svg:x2="19.895cm" svg:y2="2.536cm">
            <text:p/>
          </draw:line>
          <draw:line draw:style-name="gr7" draw:text-style-name="P2" draw:layer="layout" svg:x1="19.895cm" svg:y1="3.171cm" svg:x2="19.895cm" svg:y2="2.536cm">
            <text:p/>
          </draw:line>
          <draw:line draw:style-name="gr7" draw:text-style-name="P2" draw:layer="layout" svg:x1="20.348cm" svg:y1="3.171cm" svg:x2="19.895cm" svg:y2="3.171cm">
            <text:p/>
          </draw:line>
          <draw:line draw:style-name="gr7" draw:text-style-name="P2" draw:layer="layout" svg:x1="19.449cm" svg:y1="3.172cm" svg:x2="19.449cm" svg:y2="2.537cm">
            <text:p/>
          </draw:line>
        </draw:g>
        <draw:line draw:style-name="gr23" draw:text-style-name="P2" draw:layer="layout" svg:x1="19.415cm" svg:y1="1.654cm" svg:x2="19.415cm" svg:y2="17.453cm">
          <text:p/>
        </draw:line>
        <draw:line draw:style-name="gr17" draw:text-style-name="P2" draw:layer="layout" svg:x1="19.451cm" svg:y1="2.903cm" svg:x2="19.451cm" svg:y2="2.776cm">
          <text:p/>
        </draw:line>
        <draw:line draw:style-name="gr12" draw:text-style-name="P2" draw:layer="layout" svg:x1="20.331cm" svg:y1="6.645cm" svg:x2="19.696cm" svg:y2="6.645cm">
          <text:p/>
        </draw:line>
        <draw:line draw:style-name="gr12" draw:text-style-name="P2" draw:layer="layout" svg:x1="20.332cm" svg:y1="6.645cm" svg:x2="19.697cm" svg:y2="6.645cm">
          <text:p/>
        </draw:line>
        <draw:custom-shape draw:style-name="gr24" draw:text-style-name="P2" draw:layer="layout" svg:width="0.381cm" svg:height="1.27cm" draw:transform="rotate (-1.5706217938697) translate (4.937cm 16.91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0" draw:text-style-name="P2" draw:layer="layout" svg:x1="7.858cm" svg:y1="1.781cm" svg:x2="7.858cm" svg:y2="8.766cm">
          <text:p/>
        </draw:line>
        <draw:line draw:style-name="gr2" draw:text-style-name="P2" draw:layer="layout" svg:x1="1.375cm" svg:y1="10.833cm" svg:x2="20.711cm" svg:y2="10.833cm">
          <text:p/>
        </draw:line>
        <draw:frame draw:style-name="gr25" draw:text-style-name="P1" draw:layer="layout" svg:width="1.158cm" svg:height="0.522cm" svg:x="0.873cm" svg:y="10.371cm">
          <draw:text-box>
            <text:p><text:span text:style-name="T1">RSTB</text:span></text:p>
          </draw:text-box>
        </draw:frame>
        <draw:line draw:style-name="gr7" draw:text-style-name="P2" draw:layer="layout" svg:x1="4.175cm" svg:y1="10.745cm" svg:x2="7.858cm" svg:y2="10.766cm">
          <text:p/>
        </draw:line>
        <draw:line draw:style-name="gr7" draw:text-style-name="P2" draw:layer="layout" svg:x1="7.828cm" svg:y1="10.733cm" svg:x2="7.828cm" svg:y2="10.098cm">
          <text:p/>
        </draw:line>
        <draw:line draw:style-name="gr7" draw:text-style-name="P2" draw:layer="layout" svg:x1="19.415cm" svg:y1="10.131cm" svg:x2="7.827cm" svg:y2="10.148cm">
          <text:p/>
        </draw:line>
        <draw:line draw:style-name="gr11" draw:text-style-name="P2" draw:layer="layout" svg:x1="4.175cm" svg:y1="10.766cm" svg:x2="2.143cm" svg:y2="10.766cm">
          <text:p/>
        </draw:line>
        <draw:line draw:style-name="gr7" draw:text-style-name="P2" draw:layer="layout" svg:x1="19.424cm" svg:y1="10.769cm" svg:x2="19.415cm" svg:y2="10.131cm">
          <text:p/>
        </draw:line>
        <draw:line draw:style-name="gr17" draw:text-style-name="P2" draw:layer="layout" svg:x1="7.851cm" svg:y1="2.903cm" svg:x2="7.851cm" svg:y2="2.776cm">
          <text:p/>
        </draw:line>
        <draw:line draw:style-name="gr12" draw:text-style-name="P2" draw:layer="layout" svg:x1="20.05cm" svg:y1="10.766cm" svg:x2="19.415cm" svg:y2="10.766cm">
          <text:p/>
        </draw:line>
        <draw:frame draw:style-name="gr5" draw:text-style-name="P1" draw:layer="layout" svg:width="0.98cm" svg:height="0.522cm" svg:x="3.994cm" svg:y="1.254cm">
          <draw:text-box>
            <text:p><text:span text:style-name="T1">1</text:span></text:p>
          </draw:text-box>
        </draw:frame>
        <draw:frame draw:style-name="gr5" draw:text-style-name="P1" draw:layer="layout" svg:width="0.98cm" svg:height="0.522cm" svg:x="7.494cm" svg:y="1.254cm">
          <draw:text-box>
            <text:p><text:span text:style-name="T1">9</text:span></text:p>
          </draw:text-box>
        </draw:frame>
        <draw:line draw:style-name="gr10" draw:text-style-name="P2" draw:layer="layout" svg:x1="8.758cm" svg:y1="1.782cm" svg:x2="8.747cm" svg:y2="10.779cm">
          <text:p/>
        </draw:line>
        <draw:frame draw:style-name="gr5" draw:text-style-name="P1" draw:layer="layout" svg:width="0.98cm" svg:height="0.522cm" svg:x="8.394cm" svg:y="1.254cm">
          <draw:text-box>
            <text:p><text:span text:style-name="T1">10</text:span></text:p>
          </draw:text-box>
        </draw:frame>
        <draw:line draw:style-name="gr10" draw:text-style-name="P2" draw:layer="layout" svg:x1="9.559cm" svg:y1="1.783cm" svg:x2="9.509cm" svg:y2="14.716cm">
          <text:p/>
        </draw:line>
        <draw:frame draw:style-name="gr5" draw:text-style-name="P1" draw:layer="layout" svg:width="0.98cm" svg:height="0.522cm" svg:x="9.194cm" svg:y="1.254cm">
          <draw:text-box>
            <text:p><text:span text:style-name="T1">11</text:span></text:p>
          </draw:text-box>
        </draw:frame>
        <draw:line draw:style-name="gr10" draw:text-style-name="P2" draw:layer="layout" svg:x1="10.525cm" svg:y1="1.909cm" svg:x2="10.525cm" svg:y2="13.192cm">
          <text:p/>
        </draw:line>
        <draw:g>
          <draw:line draw:style-name="gr7" draw:text-style-name="P2" draw:layer="layout" svg:x1="11.509cm" svg:y1="12.779cm" svg:x2="12.537cm" svg:y2="12.779cm">
            <text:p/>
          </draw:line>
          <draw:line draw:style-name="gr7" draw:text-style-name="P2" draw:layer="layout" svg:x1="12.537cm" svg:y1="13.414cm" svg:x2="12.537cm" svg:y2="12.779cm">
            <text:p/>
          </draw:line>
          <draw:line draw:style-name="gr7" draw:text-style-name="P2" draw:layer="layout" svg:x1="13.565cm" svg:y1="13.414cm" svg:x2="12.537cm" svg:y2="13.414cm">
            <text:p/>
          </draw:line>
          <draw:line draw:style-name="gr7" draw:text-style-name="P2" draw:layer="layout" svg:x1="11.525cm" svg:y1="13.415cm" svg:x2="11.525cm" svg:y2="12.78cm">
            <text:p/>
          </draw:line>
        </draw:g>
        <draw:line draw:style-name="gr7" draw:text-style-name="P2" draw:layer="layout" svg:x1="13.509cm" svg:y1="12.779cm" svg:x2="14.537cm" svg:y2="12.779cm">
          <text:p/>
        </draw:line>
        <draw:line draw:style-name="gr7" draw:text-style-name="P2" draw:layer="layout" svg:x1="14.537cm" svg:y1="13.414cm" svg:x2="14.537cm" svg:y2="12.779cm">
          <text:p/>
        </draw:line>
        <draw:line draw:style-name="gr9" draw:text-style-name="P2" draw:layer="layout" svg:x1="16.494cm" svg:y1="13.414cm" svg:x2="14.537cm" svg:y2="13.414cm">
          <text:p/>
        </draw:line>
        <draw:line draw:style-name="gr7" draw:text-style-name="P2" draw:layer="layout" svg:x1="13.525cm" svg:y1="13.415cm" svg:x2="13.525cm" svg:y2="12.78cm">
          <text:p/>
        </draw:line>
        <draw:frame draw:style-name="gr5" draw:text-style-name="P1" draw:layer="layout" svg:width="0.98cm" svg:height="0.522cm" svg:x="10.18cm" svg:y="1.254cm">
          <draw:text-box>
            <text:p><text:span text:style-name="T1">12</text:span></text:p>
          </draw:text-box>
        </draw:frame>
        <draw:g>
          <draw:line draw:style-name="gr7" draw:text-style-name="P2" draw:layer="layout" svg:x1="10.533cm" svg:y1="14.048cm" svg:x2="11.561cm" svg:y2="14.048cm">
            <text:p/>
          </draw:line>
          <draw:line draw:style-name="gr7" draw:text-style-name="P2" draw:layer="layout" svg:x1="11.561cm" svg:y1="14.683cm" svg:x2="11.561cm" svg:y2="14.048cm">
            <text:p/>
          </draw:line>
          <draw:line draw:style-name="gr7" draw:text-style-name="P2" draw:layer="layout" svg:x1="12.589cm" svg:y1="14.683cm" svg:x2="11.561cm" svg:y2="14.683cm">
            <text:p/>
          </draw:line>
          <draw:line draw:style-name="gr7" draw:text-style-name="P2" draw:layer="layout" svg:x1="10.549cm" svg:y1="14.684cm" svg:x2="10.549cm" svg:y2="14.049cm">
            <text:p/>
          </draw:line>
        </draw:g>
        <draw:g>
          <draw:line draw:style-name="gr7" draw:text-style-name="P2" draw:layer="layout" svg:x1="12.533cm" svg:y1="14.048cm" svg:x2="13.561cm" svg:y2="14.048cm">
            <text:p/>
          </draw:line>
          <draw:line draw:style-name="gr7" draw:text-style-name="P2" draw:layer="layout" svg:x1="13.561cm" svg:y1="14.683cm" svg:x2="13.561cm" svg:y2="14.048cm">
            <text:p/>
          </draw:line>
          <draw:line draw:style-name="gr7" draw:text-style-name="P2" draw:layer="layout" svg:x1="14.589cm" svg:y1="14.683cm" svg:x2="13.561cm" svg:y2="14.683cm">
            <text:p/>
          </draw:line>
          <draw:line draw:style-name="gr7" draw:text-style-name="P2" draw:layer="layout" svg:x1="12.549cm" svg:y1="14.684cm" svg:x2="12.549cm" svg:y2="14.049cm">
            <text:p/>
          </draw:line>
        </draw:g>
        <draw:g>
          <draw:line draw:style-name="gr7" draw:text-style-name="P2" draw:layer="layout" svg:x1="17.51cm" svg:y1="14.048cm" svg:x2="18.538cm" svg:y2="14.048cm">
            <text:p/>
          </draw:line>
          <draw:line draw:style-name="gr7" draw:text-style-name="P2" draw:layer="layout" svg:x1="18.538cm" svg:y1="14.683cm" svg:x2="18.538cm" svg:y2="14.048cm">
            <text:p/>
          </draw:line>
          <draw:line draw:style-name="gr7" draw:text-style-name="P2" draw:layer="layout" svg:x1="19.566cm" svg:y1="14.683cm" svg:x2="18.538cm" svg:y2="14.683cm">
            <text:p/>
          </draw:line>
          <draw:line draw:style-name="gr7" draw:text-style-name="P2" draw:layer="layout" svg:x1="17.526cm" svg:y1="14.684cm" svg:x2="17.526cm" svg:y2="14.049cm">
            <text:p/>
          </draw:line>
        </draw:g>
        <draw:line draw:style-name="gr10" draw:text-style-name="P2" draw:layer="layout" svg:x1="11.547cm" svg:y1="16.97cm" svg:x2="11.541cm" svg:y2="12.398cm">
          <text:p/>
        </draw:line>
        <draw:g>
          <draw:line draw:style-name="gr7" draw:text-style-name="P2" draw:layer="layout" svg:x1="12.008cm" svg:y1="15.786cm" svg:x2="12.634cm" svg:y2="15.479cm">
            <text:p/>
          </draw:line>
          <draw:line draw:style-name="gr7" draw:text-style-name="P2" draw:layer="layout" svg:x1="12.627cm" svg:y1="16.104cm" svg:x2="12.001cm" svg:y2="15.797cm">
            <text:p/>
          </draw:line>
          <draw:line draw:style-name="gr7" draw:text-style-name="P2" draw:layer="layout" svg:x1="12.634cm" svg:y1="15.479cm" svg:x2="13.468cm" svg:y2="15.479cm">
            <text:p/>
          </draw:line>
          <draw:line draw:style-name="gr7" draw:text-style-name="P2" draw:layer="layout" svg:x1="12.634cm" svg:y1="16.114cm" svg:x2="13.468cm" svg:y2="16.114cm">
            <text:p/>
          </draw:line>
          <draw:line draw:style-name="gr7" draw:text-style-name="P2" draw:layer="layout" svg:x1="14.104cm" svg:y1="15.787cm" svg:x2="13.478cm" svg:y2="15.48cm">
            <text:p/>
          </draw:line>
          <draw:line draw:style-name="gr7" draw:text-style-name="P2" draw:layer="layout" svg:x1="13.485cm" svg:y1="16.104cm" svg:x2="14.111cm" svg:y2="15.797cm">
            <text:p/>
          </draw:line>
        </draw:g>
        <draw:frame draw:style-name="gr14" draw:text-style-name="P3" draw:layer="layout" svg:width="1.57cm" svg:height="0.484cm" svg:x="12.587cm" svg:y="15.502cm">
          <draw:text-box>
            <text:p><text:span text:style-name="T2">B09</text:span></text:p>
          </draw:text-box>
        </draw:frame>
        <draw:line draw:style-name="gr10" draw:text-style-name="P2" draw:layer="layout" svg:x1="13.573cm" svg:y1="12.398cm" svg:x2="13.604cm" svg:y2="17.097cm">
          <text:p/>
        </draw:line>
        <draw:line draw:style-name="gr10" draw:text-style-name="P2" draw:layer="layout" svg:x1="18.515cm" svg:y1="1.655cm" svg:x2="18.515cm" svg:y2="16.082cm">
          <text:p/>
        </draw:line>
        <draw:frame draw:style-name="gr5" draw:text-style-name="P1" draw:layer="layout" svg:width="0.98cm" svg:height="0.522cm" svg:x="18.18cm" svg:y="1.254cm">
          <draw:text-box>
            <text:p><text:span text:style-name="T1">33</text:span></text:p>
          </draw:text-box>
        </draw:frame>
        <draw:g>
          <draw:line draw:style-name="gr7" draw:text-style-name="P2" draw:layer="layout" svg:x1="16.47cm" svg:y1="12.806cm" svg:x2="17.498cm" svg:y2="12.806cm">
            <text:p/>
          </draw:line>
          <draw:line draw:style-name="gr7" draw:text-style-name="P2" draw:layer="layout" svg:x1="17.498cm" svg:y1="13.441cm" svg:x2="17.498cm" svg:y2="12.806cm">
            <text:p/>
          </draw:line>
          <draw:line draw:style-name="gr7" draw:text-style-name="P2" draw:layer="layout" svg:x1="18.526cm" svg:y1="13.441cm" svg:x2="17.498cm" svg:y2="13.441cm">
            <text:p/>
          </draw:line>
          <draw:line draw:style-name="gr7" draw:text-style-name="P2" draw:layer="layout" svg:x1="16.486cm" svg:y1="13.442cm" svg:x2="16.486cm" svg:y2="12.807cm">
            <text:p/>
          </draw:line>
        </draw:g>
        <draw:line draw:style-name="gr17" draw:text-style-name="P2" draw:layer="layout" svg:x1="9.494cm" svg:y1="13.17cm" svg:x2="9.494cm" svg:y2="13.043cm">
          <text:p/>
        </draw:line>
        <draw:line draw:style-name="gr17" draw:text-style-name="P2" draw:layer="layout" svg:x1="11.494cm" svg:y1="13.227cm" svg:x2="11.494cm" svg:y2="13.1cm">
          <text:p/>
        </draw:line>
        <draw:line draw:style-name="gr17" draw:text-style-name="P2" draw:layer="layout" svg:x1="13.494cm" svg:y1="13.184cm" svg:x2="13.494cm" svg:y2="13.057cm">
          <text:p/>
        </draw:line>
        <draw:line draw:style-name="gr7" draw:text-style-name="P2" draw:layer="layout" svg:x1="19.542cm" svg:y1="13.441cm" svg:x2="18.514cm" svg:y2="13.441cm">
          <text:p/>
        </draw:line>
        <draw:frame draw:style-name="gr5" draw:text-style-name="P1" draw:layer="layout" svg:width="0.98cm" svg:height="0.522cm" svg:x="19.08cm" svg:y="1.254cm">
          <draw:text-box>
            <text:p><text:span text:style-name="T1">34</text:span></text:p>
          </draw:text-box>
        </draw:frame>
        <draw:line draw:style-name="gr9" draw:text-style-name="P2" draw:layer="layout" svg:x1="16.494cm" svg:y1="14.684cm" svg:x2="14.537cm" svg:y2="14.684cm">
          <text:p/>
        </draw:line>
        <draw:line draw:style-name="gr7" draw:text-style-name="P2" draw:layer="layout" svg:x1="17.51cm" svg:y1="14.684cm" svg:x2="16.482cm" svg:y2="14.684cm">
          <text:p/>
        </draw:line>
        <draw:g>
          <draw:line draw:style-name="gr7" draw:text-style-name="P2" draw:layer="layout" svg:x1="16.795cm" svg:y1="15.787cm" svg:x2="17.421cm" svg:y2="15.48cm">
            <text:p/>
          </draw:line>
          <draw:line draw:style-name="gr7" draw:text-style-name="P2" draw:layer="layout" svg:x1="17.414cm" svg:y1="16.105cm" svg:x2="16.788cm" svg:y2="15.798cm">
            <text:p/>
          </draw:line>
          <draw:line draw:style-name="gr7" draw:text-style-name="P2" draw:layer="layout" svg:x1="17.421cm" svg:y1="15.48cm" svg:x2="18.255cm" svg:y2="15.48cm">
            <text:p/>
          </draw:line>
          <draw:line draw:style-name="gr7" draw:text-style-name="P2" draw:layer="layout" svg:x1="17.421cm" svg:y1="16.115cm" svg:x2="18.255cm" svg:y2="16.115cm">
            <text:p/>
          </draw:line>
          <draw:line draw:style-name="gr7" draw:text-style-name="P2" draw:layer="layout" svg:x1="18.891cm" svg:y1="15.788cm" svg:x2="18.265cm" svg:y2="15.481cm">
            <text:p/>
          </draw:line>
          <draw:line draw:style-name="gr7" draw:text-style-name="P2" draw:layer="layout" svg:x1="18.272cm" svg:y1="16.105cm" svg:x2="18.898cm" svg:y2="15.798cm">
            <text:p/>
          </draw:line>
        </draw:g>
        <draw:frame draw:style-name="gr14" draw:text-style-name="P3" draw:layer="layout" svg:width="1.57cm" svg:height="0.484cm" svg:x="17.374cm" svg:y="15.503cm">
          <draw:text-box>
            <text:p><text:span text:style-name="T2">B09</text:span></text:p>
          </draw:text-box>
        </draw:frame>
        <draw:line draw:style-name="gr10" draw:text-style-name="P2" draw:layer="layout" svg:x1="16.474cm" svg:y1="12.399cm" svg:x2="16.505cm" svg:y2="17.098cm">
          <text:p/>
        </draw:line>
        <draw:line draw:style-name="gr17" draw:text-style-name="P2" draw:layer="layout" svg:x1="16.494cm" svg:y1="13.241cm" svg:x2="16.494cm" svg:y2="13.114cm">
          <text:p/>
        </draw:line>
        <draw:line draw:style-name="gr12" draw:text-style-name="P2" draw:layer="layout" svg:x1="20.177cm" svg:y1="15.827cm" svg:x2="18.669cm" svg:y2="15.827cm">
          <text:p/>
        </draw:line>
        <draw:frame draw:style-name="gr26" draw:text-style-name="P5" draw:layer="layout" svg:width="2.54cm" svg:height="0.947cm" svg:x="18.399cm" svg:y="17.874cm">
          <draw:text-box>
            <text:p><text:span text:style-name="T4">End SEQ</text:span></text:p>
            <text:p><text:span text:style-name="T4">And RE-Start</text:span></text:p>
          </draw:text-box>
        </draw:frame>
        <draw:custom-shape draw:style-name="gr24" draw:text-style-name="P2" draw:layer="layout" svg:width="0.381cm" svg:height="1.27cm" draw:transform="rotate (-1.5706217938697) translate (20.05cm 17.5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line draw:style-name="gr7" draw:text-style-name="P2" draw:layer="layout" svg:x1="11.762cm" svg:y1="5.501cm" svg:x2="10.873cm" svg:y2="5.501cm">
            <text:p/>
          </draw:line>
          <draw:line draw:style-name="gr7" draw:text-style-name="P2" draw:layer="layout" svg:x1="10.873cm" svg:y1="6.136cm" svg:x2="10.873cm" svg:y2="5.501cm">
            <text:p/>
          </draw:line>
          <draw:line draw:style-name="gr7" draw:text-style-name="P2" draw:layer="layout" svg:x1="9.984cm" svg:y1="6.136cm" svg:x2="10.873cm" svg:y2="6.136cm">
            <text:p/>
          </draw:line>
          <draw:line draw:style-name="gr7" draw:text-style-name="P2" draw:layer="layout" svg:x1="11.748cm" svg:y1="6.137cm" svg:x2="11.748cm" svg:y2="5.502cm">
            <text:p/>
          </draw:line>
        </draw:g>
        <draw:g>
          <draw:line draw:style-name="gr7" draw:text-style-name="P2" draw:layer="layout" svg:x1="13.562cm" svg:y1="5.501cm" svg:x2="12.673cm" svg:y2="5.501cm">
            <text:p/>
          </draw:line>
          <draw:line draw:style-name="gr7" draw:text-style-name="P2" draw:layer="layout" svg:x1="12.673cm" svg:y1="6.136cm" svg:x2="12.673cm" svg:y2="5.501cm">
            <text:p/>
          </draw:line>
          <draw:line draw:style-name="gr7" draw:text-style-name="P2" draw:layer="layout" svg:x1="11.784cm" svg:y1="6.136cm" svg:x2="12.673cm" svg:y2="6.136cm">
            <text:p/>
          </draw:line>
          <draw:line draw:style-name="gr7" draw:text-style-name="P2" draw:layer="layout" svg:x1="13.548cm" svg:y1="6.137cm" svg:x2="13.548cm" svg:y2="5.502cm">
            <text:p/>
          </draw:line>
        </draw:g>
        <draw:line draw:style-name="gr17" draw:text-style-name="P2" draw:layer="layout" svg:x1="9.066cm" svg:y1="5.917cm" svg:x2="9.066cm" svg:y2="5.73cm">
          <text:p/>
        </draw:line>
        <draw:line draw:style-name="gr17" draw:text-style-name="P2" draw:layer="layout" svg:x1="10.867cm" svg:y1="5.943cm" svg:x2="10.867cm" svg:y2="5.756cm">
          <text:p/>
        </draw:line>
        <draw:line draw:style-name="gr27" draw:text-style-name="P2" draw:layer="layout" svg:x1="10.825cm" svg:y1="5.81cm" svg:x2="10.825cm" svg:y2="17.093cm">
          <text:p/>
        </draw:line>
        <draw:frame draw:style-name="gr16" draw:text-style-name="P5" draw:layer="layout" svg:width="4.002cm" svg:height="0.599cm" svg:x="8.901cm" svg:y="17.689cm">
          <draw:text-box>
            <text:p><text:span text:style-name="T4">Read out (SPI _ CLK)</text:span></text:p>
          </draw:text-box>
        </draw:frame>
        <draw:custom-shape draw:style-name="gr24" draw:text-style-name="P2" draw:layer="layout" svg:width="0.381cm" svg:height="1.27cm" draw:transform="rotate (-1.5706217938697) translate (11.414cm 17.2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7" draw:text-style-name="P2" draw:layer="layout" svg:x1="10.54cm" svg:y1="14.49cm" svg:x2="10.525cm" svg:y2="14.176cm">
          <text:p/>
        </draw:line>
        <draw:line draw:style-name="gr17" draw:text-style-name="P2" draw:layer="layout" svg:x1="12.545cm" svg:y1="14.491cm" svg:x2="12.53cm" svg:y2="14.177cm">
          <text:p/>
        </draw:line>
        <draw:g>
          <draw:line draw:style-name="gr9" draw:text-style-name="P2" draw:layer="layout" svg:x1="15.262cm" svg:y1="5.501cm" svg:x2="14.373cm" svg:y2="5.501cm">
            <text:p/>
          </draw:line>
          <draw:line draw:style-name="gr9" draw:text-style-name="P2" draw:layer="layout" svg:x1="14.373cm" svg:y1="6.136cm" svg:x2="14.373cm" svg:y2="5.501cm">
            <text:p/>
          </draw:line>
          <draw:line draw:style-name="gr9" draw:text-style-name="P2" draw:layer="layout" svg:x1="13.484cm" svg:y1="6.136cm" svg:x2="14.373cm" svg:y2="6.136cm">
            <text:p/>
          </draw:line>
          <draw:line draw:style-name="gr9" draw:text-style-name="P2" draw:layer="layout" svg:x1="15.248cm" svg:y1="6.137cm" svg:x2="15.248cm" svg:y2="5.502cm">
            <text:p/>
          </draw:line>
        </draw:g>
        <draw:g>
          <draw:line draw:style-name="gr7" draw:text-style-name="P2" draw:layer="layout" svg:x1="19.407cm" svg:y1="5.483cm" svg:x2="18.518cm" svg:y2="5.483cm">
            <text:p/>
          </draw:line>
          <draw:line draw:style-name="gr7" draw:text-style-name="P2" draw:layer="layout" svg:x1="18.518cm" svg:y1="6.118cm" svg:x2="18.518cm" svg:y2="5.483cm">
            <text:p/>
          </draw:line>
          <draw:line draw:style-name="gr7" draw:text-style-name="P2" draw:layer="layout" svg:x1="17.629cm" svg:y1="6.118cm" svg:x2="18.518cm" svg:y2="6.118cm">
            <text:p/>
          </draw:line>
          <draw:line draw:style-name="gr7" draw:text-style-name="P2" draw:layer="layout" svg:x1="19.393cm" svg:y1="6.119cm" svg:x2="19.393cm" svg:y2="5.484cm">
            <text:p/>
          </draw:line>
        </draw:g>
        <draw:line draw:style-name="gr17" draw:text-style-name="P2" draw:layer="layout" svg:x1="18.567cm" svg:y1="5.97cm" svg:x2="18.567cm" svg:y2="5.783cm">
          <text:p/>
        </draw:line>
        <draw:line draw:style-name="gr7" draw:text-style-name="P2" draw:layer="layout" svg:x1="19.425cm" svg:y1="12.169cm" svg:x2="19.416cm" svg:y2="11.531cm">
          <text:p/>
        </draw:line>
        <draw:line draw:style-name="gr12" draw:text-style-name="P2" draw:layer="layout" svg:x1="19.933cm" svg:y1="13.445cm" svg:x2="19.298cm" svg:y2="13.445cm">
          <text:p/>
        </draw:line>
        <draw:line draw:style-name="gr12" draw:text-style-name="P2" draw:layer="layout" svg:x1="19.934cm" svg:y1="14.645cm" svg:x2="19.299cm" svg:y2="14.645cm">
          <text:p/>
        </draw:line>
        <draw:frame draw:style-name="gr28" draw:text-style-name="P4" draw:layer="layout" svg:width="10.687cm" svg:height="1.661cm" svg:x="2.124cm" svg:y="20.675cm">
          <draw:text-box>
            <text:p><text:span text:style-name="T3">CoRDIA 2021 / SEQ timing(without RE!)</text:span></text:p>
            <text:p><text:span text:style-name="T3">Lamine Hafiane / Created on 04.11.21 / updated on : 05.11.21</text:span></text:p>
          </draw:text-box>
        </draw:frame>
        <draw:line draw:style-name="gr2" draw:text-style-name="P2" draw:layer="layout" svg:x1="1.254cm" svg:y1="4.671cm" svg:x2="20.59cm" svg:y2="4.671cm">
          <text:p/>
        </draw:line>
        <draw:g>
          <draw:line draw:style-name="gr7" draw:text-style-name="P2" draw:layer="layout" svg:x1="4.282cm" svg:y1="3.901cm" svg:x2="3.393cm" svg:y2="3.901cm">
            <text:p/>
          </draw:line>
          <draw:line draw:style-name="gr7" draw:text-style-name="P2" draw:layer="layout" svg:x1="3.393cm" svg:y1="4.536cm" svg:x2="3.393cm" svg:y2="3.901cm">
            <text:p/>
          </draw:line>
          <draw:line draw:style-name="gr7" draw:text-style-name="P2" draw:layer="layout" svg:x1="2.504cm" svg:y1="4.536cm" svg:x2="3.393cm" svg:y2="4.536cm">
            <text:p/>
          </draw:line>
          <draw:line draw:style-name="gr7" draw:text-style-name="P2" draw:layer="layout" svg:x1="4.268cm" svg:y1="4.537cm" svg:x2="4.268cm" svg:y2="3.902cm">
            <text:p/>
          </draw:line>
        </draw:g>
        <draw:g>
          <draw:line draw:style-name="gr7" draw:text-style-name="P2" draw:layer="layout" svg:x1="6.082cm" svg:y1="3.901cm" svg:x2="5.193cm" svg:y2="3.901cm">
            <text:p/>
          </draw:line>
          <draw:line draw:style-name="gr7" draw:text-style-name="P2" draw:layer="layout" svg:x1="5.193cm" svg:y1="4.536cm" svg:x2="5.193cm" svg:y2="3.901cm">
            <text:p/>
          </draw:line>
          <draw:line draw:style-name="gr7" draw:text-style-name="P2" draw:layer="layout" svg:x1="4.304cm" svg:y1="4.536cm" svg:x2="5.193cm" svg:y2="4.536cm">
            <text:p/>
          </draw:line>
          <draw:line draw:style-name="gr7" draw:text-style-name="P2" draw:layer="layout" svg:x1="6.068cm" svg:y1="4.537cm" svg:x2="6.068cm" svg:y2="3.902cm">
            <text:p/>
          </draw:line>
        </draw:g>
        <draw:g>
          <draw:line draw:style-name="gr9" draw:text-style-name="P2" draw:layer="layout" svg:x1="7.882cm" svg:y1="3.901cm" svg:x2="6.993cm" svg:y2="3.901cm">
            <text:p/>
          </draw:line>
          <draw:line draw:style-name="gr9" draw:text-style-name="P2" draw:layer="layout" svg:x1="6.993cm" svg:y1="4.536cm" svg:x2="6.993cm" svg:y2="3.901cm">
            <text:p/>
          </draw:line>
          <draw:line draw:style-name="gr9" draw:text-style-name="P2" draw:layer="layout" svg:x1="6.104cm" svg:y1="4.536cm" svg:x2="6.993cm" svg:y2="4.536cm">
            <text:p/>
          </draw:line>
          <draw:line draw:style-name="gr9" draw:text-style-name="P2" draw:layer="layout" svg:x1="7.868cm" svg:y1="4.537cm" svg:x2="7.868cm" svg:y2="3.902cm">
            <text:p/>
          </draw:line>
        </draw:g>
        <draw:frame draw:style-name="gr1" draw:text-style-name="P1" draw:layer="layout" svg:width="1.662cm" svg:height="0.522cm" svg:x="0.873cm" svg:y="4.029cm">
          <draw:text-box>
            <text:p><text:span text:style-name="T1">CLK_DIV2</text:span></text:p>
          </draw:text-box>
        </draw:frame>
        <draw:line draw:style-name="gr17" draw:text-style-name="P2" draw:layer="layout" svg:x1="3.351cm" svg:y1="4.346cm" svg:x2="3.351cm" svg:y2="4.219cm">
          <text:p/>
        </draw:line>
        <draw:line draw:style-name="gr17" draw:text-style-name="P2" draw:layer="layout" svg:x1="5.251cm" svg:y1="4.303cm" svg:x2="5.251cm" svg:y2="4.176cm">
          <text:p/>
        </draw:line>
        <draw:g>
          <draw:line draw:style-name="gr12" draw:text-style-name="P2" draw:layer="layout" svg:x1="9.582cm" svg:y1="3.901cm" svg:x2="8.693cm" svg:y2="3.901cm">
            <text:p/>
          </draw:line>
          <draw:line draw:style-name="gr12" draw:text-style-name="P2" draw:layer="layout" svg:x1="8.693cm" svg:y1="4.536cm" svg:x2="8.693cm" svg:y2="3.901cm">
            <text:p/>
          </draw:line>
          <draw:line draw:style-name="gr12" draw:text-style-name="P2" draw:layer="layout" svg:x1="7.804cm" svg:y1="4.536cm" svg:x2="8.693cm" svg:y2="4.536cm">
            <text:p/>
          </draw:line>
          <draw:line draw:style-name="gr12" draw:text-style-name="P2" draw:layer="layout" svg:x1="9.568cm" svg:y1="4.537cm" svg:x2="9.568cm" svg:y2="3.902cm">
            <text:p/>
          </draw:line>
        </draw:g>
        <draw:g>
          <draw:line draw:style-name="gr9" draw:text-style-name="P2" draw:layer="layout" svg:x1="11.382cm" svg:y1="3.901cm" svg:x2="10.493cm" svg:y2="3.901cm">
            <text:p/>
          </draw:line>
          <draw:line draw:style-name="gr9" draw:text-style-name="P2" draw:layer="layout" svg:x1="10.493cm" svg:y1="4.536cm" svg:x2="10.493cm" svg:y2="3.901cm">
            <text:p/>
          </draw:line>
          <draw:line draw:style-name="gr9" draw:text-style-name="P2" draw:layer="layout" svg:x1="9.604cm" svg:y1="4.536cm" svg:x2="10.493cm" svg:y2="4.536cm">
            <text:p/>
          </draw:line>
          <draw:line draw:style-name="gr9" draw:text-style-name="P2" draw:layer="layout" svg:x1="11.368cm" svg:y1="4.537cm" svg:x2="11.368cm" svg:y2="3.902cm">
            <text:p/>
          </draw:line>
        </draw:g>
        <draw:g>
          <draw:line draw:style-name="gr12" draw:text-style-name="P2" draw:layer="layout" svg:x1="13.082cm" svg:y1="3.901cm" svg:x2="12.193cm" svg:y2="3.901cm">
            <text:p/>
          </draw:line>
          <draw:line draw:style-name="gr12" draw:text-style-name="P2" draw:layer="layout" svg:x1="12.193cm" svg:y1="4.536cm" svg:x2="12.193cm" svg:y2="3.901cm">
            <text:p/>
          </draw:line>
          <draw:line draw:style-name="gr12" draw:text-style-name="P2" draw:layer="layout" svg:x1="11.304cm" svg:y1="4.536cm" svg:x2="12.193cm" svg:y2="4.536cm">
            <text:p/>
          </draw:line>
          <draw:line draw:style-name="gr12" draw:text-style-name="P2" draw:layer="layout" svg:x1="13.068cm" svg:y1="4.537cm" svg:x2="13.068cm" svg:y2="3.902cm">
            <text:p/>
          </draw:line>
        </draw:g>
        <draw:line draw:style-name="gr7" draw:text-style-name="P2" draw:layer="layout" svg:x1="20.282cm" svg:y1="3.901cm" svg:x2="19.393cm" svg:y2="3.901cm">
          <text:p/>
        </draw:line>
        <draw:line draw:style-name="gr7" draw:text-style-name="P2" draw:layer="layout" svg:x1="19.393cm" svg:y1="4.536cm" svg:x2="19.393cm" svg:y2="3.901cm">
          <text:p/>
        </draw:line>
        <draw:line draw:style-name="gr7" draw:text-style-name="P2" draw:layer="layout" svg:x1="18.504cm" svg:y1="4.536cm" svg:x2="19.393cm" svg:y2="4.536cm">
          <text:p/>
        </draw:line>
        <draw:line draw:style-name="gr17" draw:text-style-name="P2" draw:layer="layout" svg:x1="19.451cm" svg:y1="4.26cm" svg:x2="19.451cm" svg:y2="4.133cm">
          <text:p/>
        </draw:line>
        <draw:g>
          <draw:line draw:style-name="gr7" draw:text-style-name="P2" draw:layer="layout" svg:x1="18.526cm" svg:y1="3.921cm" svg:x2="17.637cm" svg:y2="3.921cm">
            <text:p/>
          </draw:line>
          <draw:line draw:style-name="gr7" draw:text-style-name="P2" draw:layer="layout" svg:x1="17.637cm" svg:y1="4.556cm" svg:x2="17.637cm" svg:y2="3.921cm">
            <text:p/>
          </draw:line>
          <draw:line draw:style-name="gr7" draw:text-style-name="P2" draw:layer="layout" svg:x1="16.748cm" svg:y1="4.556cm" svg:x2="17.637cm" svg:y2="4.556cm">
            <text:p/>
          </draw:line>
          <draw:line draw:style-name="gr7" draw:text-style-name="P2" draw:layer="layout" svg:x1="18.512cm" svg:y1="4.557cm" svg:x2="18.512cm" svg:y2="3.922cm">
            <text:p/>
          </draw:line>
        </draw:g>
        <draw:g>
          <draw:line draw:style-name="gr7" draw:text-style-name="P2" draw:layer="layout" svg:x1="6.082cm" svg:y1="3.901cm" svg:x2="5.193cm" svg:y2="3.901cm">
            <text:p/>
          </draw:line>
          <draw:line draw:style-name="gr7" draw:text-style-name="P2" draw:layer="layout" svg:x1="5.193cm" svg:y1="4.536cm" svg:x2="5.193cm" svg:y2="3.901cm">
            <text:p/>
          </draw:line>
          <draw:line draw:style-name="gr7" draw:text-style-name="P2" draw:layer="layout" svg:x1="4.304cm" svg:y1="4.536cm" svg:x2="5.193cm" svg:y2="4.536cm">
            <text:p/>
          </draw:line>
          <draw:line draw:style-name="gr7" draw:text-style-name="P2" draw:layer="layout" svg:x1="6.068cm" svg:y1="4.537cm" svg:x2="6.068cm" svg:y2="3.902cm">
            <text:p/>
          </draw:line>
        </draw:g>
        <draw:line draw:style-name="gr2" draw:text-style-name="P2" draw:layer="layout" svg:x1="1.254cm" svg:y1="7.432cm" svg:x2="20.59cm" svg:y2="7.432cm">
          <text:p/>
        </draw:line>
        <draw:line draw:style-name="gr2" draw:text-style-name="P2" draw:layer="layout" svg:x1="1.254cm" svg:y1="8.632cm" svg:x2="20.59cm" svg:y2="8.632cm">
          <text:p/>
        </draw:line>
        <draw:line draw:style-name="gr2" draw:text-style-name="P2" draw:layer="layout" svg:x1="1.254cm" svg:y1="9.832cm" svg:x2="20.59cm" svg:y2="9.832cm">
          <text:p/>
        </draw:line>
        <draw:frame draw:style-name="gr29" draw:text-style-name="P1" draw:layer="layout" svg:width="1.323cm" svg:height="0.522cm" svg:x="0.873cm" svg:y="9.271cm">
          <draw:text-box>
            <text:p><text:span text:style-name="T1">RX_EN</text:span></text:p>
          </draw:text-box>
        </draw:frame>
        <draw:line draw:style-name="gr7" draw:text-style-name="P2" draw:layer="layout" svg:x1="2.143cm" svg:y1="9.752cm" svg:x2="4.302cm" svg:y2="9.763cm">
          <text:p/>
        </draw:line>
        <draw:line draw:style-name="gr7" draw:text-style-name="P2" draw:layer="layout" svg:x1="4.315cm" svg:y1="9.763cm" svg:x2="4.315cm" svg:y2="8.999cm">
          <text:p/>
        </draw:line>
        <draw:line draw:style-name="gr7" draw:text-style-name="P2" draw:layer="layout" svg:x1="18.526cm" svg:y1="9.001cm" svg:x2="4.302cm" svg:y2="9.017cm">
          <text:p/>
        </draw:line>
        <draw:line draw:style-name="gr7" draw:text-style-name="P2" draw:layer="layout" svg:x1="3.413cm" svg:y1="7.858cm" svg:x2="3.413cm" svg:y2="8.493cm">
          <text:p/>
        </draw:line>
        <draw:line draw:style-name="gr17" draw:text-style-name="P2" draw:layer="layout" svg:x1="18.551cm" svg:y1="2.96cm" svg:x2="18.551cm" svg:y2="2.833cm">
          <text:p/>
        </draw:line>
        <draw:line draw:style-name="gr12" draw:text-style-name="P2" draw:layer="layout" svg:x1="20.033cm" svg:y1="9.688cm" svg:x2="19.289cm" svg:y2="9.693cm">
          <text:p/>
        </draw:line>
        <draw:line draw:style-name="gr7" draw:text-style-name="P2" draw:layer="layout" svg:x1="18.523cm" svg:y1="9.037cm" svg:x2="18.523cm" svg:y2="9.672cm">
          <text:p/>
        </draw:line>
        <draw:line draw:style-name="gr7" draw:text-style-name="P2" draw:layer="layout" svg:x1="18.5cm" svg:y1="9.693cm" svg:x2="19.364cm" svg:y2="9.693cm">
          <text:p/>
        </draw:line>
        <draw:g>
          <draw:line draw:style-name="gr12" draw:text-style-name="P2" draw:layer="layout" svg:x1="14.982cm" svg:y1="3.901cm" svg:x2="14.093cm" svg:y2="3.901cm">
            <text:p/>
          </draw:line>
          <draw:line draw:style-name="gr12" draw:text-style-name="P2" draw:layer="layout" svg:x1="14.093cm" svg:y1="4.536cm" svg:x2="14.093cm" svg:y2="3.901cm">
            <text:p/>
          </draw:line>
          <draw:line draw:style-name="gr12" draw:text-style-name="P2" draw:layer="layout" svg:x1="13.204cm" svg:y1="4.536cm" svg:x2="14.093cm" svg:y2="4.536cm">
            <text:p/>
          </draw:line>
          <draw:line draw:style-name="gr12" draw:text-style-name="P2" draw:layer="layout" svg:x1="14.968cm" svg:y1="4.537cm" svg:x2="14.968cm" svg:y2="3.90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2T15:02:47.696615921</meta:creation-date>
    <dc:date>2021-11-23T17:01:12.317963293</dc:date>
    <meta:editing-duration>P1DT22H2M18S</meta:editing-duration>
    <meta:editing-cycles>78</meta:editing-cycles>
    <meta:generator>LibreOffice/5.3.6.1$Linux_X86_64 LibreOffice_project/30$Build-1</meta:generator>
    <meta:print-date>2021-11-02T16:36:44.001765942</meta:print-date>
    <meta:document-statistic meta:object-count="353"/>
  </office:meta>
</office:document-meta>
</file>